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0429e" officeooo:paragraph-rsid="0010429e"/>
    </style:style>
    <style:style style:name="P3" style:family="paragraph" style:parent-style-name="Text_20_body">
      <style:text-properties fo:language="en" fo:country="US" officeooo:rsid="001312dc" officeooo:paragraph-rsid="001312dc"/>
    </style:style>
    <style:style style:name="P4" style:family="paragraph" style:parent-style-name="Text_20_body">
      <style:text-properties fo:language="en" fo:country="US" officeooo:rsid="00145cda" officeooo:paragraph-rsid="00145cda"/>
    </style:style>
    <style:style style:name="P5" style:family="paragraph" style:parent-style-name="Text_20_body">
      <style:text-properties fo:language="en" fo:country="US" officeooo:rsid="0014bc8d" officeooo:paragraph-rsid="0014bc8d"/>
    </style:style>
    <style:style style:name="P6" style:family="paragraph" style:parent-style-name="Standard">
      <style:text-properties officeooo:paragraph-rsid="0014bc8d"/>
    </style:style>
    <style:style style:name="P7" style:family="paragraph" style:parent-style-name="Standard">
      <style:text-properties style:font-name="FreeMono1" fo:font-size="10pt" fo:language="en" fo:country="US" style:font-size-asian="10pt" style:font-size-complex="10pt"/>
    </style:style>
    <style:style style:name="P8" style:family="paragraph" style:parent-style-name="Standard">
      <style:text-properties style:font-name="FreeMono1"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officeooo:paragraph-rsid="0014bc8d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officeooo:rsid="0014bc8d"/>
    </style:style>
    <style:style style:name="P13" style:family="paragraph" style:parent-style-name="Standard">
      <style:text-properties fo:language="en" fo:country="US" fo:background-color="#fff200"/>
    </style:style>
    <style:style style:name="P14" style:family="paragraph" style:parent-style-name="Standard">
      <style:text-properties fo:background-color="#fff200"/>
    </style:style>
    <style:style style:name="P15" style:family="paragraph" style:parent-style-name="Standard">
      <style:text-properties officeooo:rsid="001fe0dd" officeooo:paragraph-rsid="001fe0dd"/>
    </style:style>
    <style:style style:name="P16" style:family="paragraph" style:parent-style-name="Standard">
      <style:text-properties officeooo:paragraph-rsid="001fe0d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13a17d"/>
    </style:style>
    <style:style style:name="P19" style:family="paragraph" style:parent-style-name="Text_20_body">
      <style:text-properties fo:language="en" fo:country="US" officeooo:rsid="001684fa"/>
    </style:style>
    <style:style style:name="P20" style:family="paragraph" style:parent-style-name="Text_20_body">
      <style:text-properties fo:language="en" fo:country="US" officeooo:rsid="001684fa" officeooo:paragraph-rsid="001684fa"/>
    </style:style>
    <style:style style:name="P21" style:family="paragraph" style:parent-style-name="Text_20_body">
      <style:text-properties fo:language="en" fo:country="US" officeooo:rsid="0018d652" officeooo:paragraph-rsid="0018d652"/>
    </style:style>
    <style:style style:name="P22" style:family="paragraph" style:parent-style-name="Text_20_body">
      <style:text-properties fo:language="en" fo:country="US" officeooo:rsid="001a556a" officeooo:paragraph-rsid="001a556a"/>
    </style:style>
    <style:style style:name="P23" style:family="paragraph" style:parent-style-name="Text_20_body">
      <style:text-properties fo:language="en" fo:country="US" officeooo:rsid="001b0f50" officeooo:paragraph-rsid="001b0f50"/>
    </style:style>
    <style:style style:name="P24" style:family="paragraph" style:parent-style-name="Text_20_body">
      <style:text-properties fo:language="en" fo:country="US" officeooo:rsid="001d8f4d" officeooo:paragraph-rsid="001d8f4d"/>
    </style:style>
    <style:style style:name="P25" style:family="paragraph" style:parent-style-name="Text_20_body">
      <style:text-properties fo:language="en" fo:country="US" officeooo:rsid="001e957a" officeooo:paragraph-rsid="001e957a"/>
    </style:style>
    <style:style style:name="P26" style:family="paragraph" style:parent-style-name="Text_20_body">
      <style:text-properties fo:language="en" fo:country="US" officeooo:paragraph-rsid="001e957a"/>
    </style:style>
    <style:style style:name="P27" style:family="paragraph" style:parent-style-name="Text_20_body">
      <style:text-properties fo:language="en" fo:country="US" officeooo:rsid="001f54d2" officeooo:paragraph-rsid="001f54d2"/>
    </style:style>
    <style:style style:name="P28" style:family="paragraph" style:parent-style-name="Text_20_body">
      <style:text-properties fo:language="en" fo:country="US" officeooo:rsid="001fe0dd" officeooo:paragraph-rsid="001fe0dd"/>
    </style:style>
    <style:style style:name="P29" style:family="paragraph" style:parent-style-name="Text_20_body">
      <style:text-properties fo:language="en" fo:country="US" officeooo:rsid="00219fc9" officeooo:paragraph-rsid="00219fc9"/>
    </style:style>
    <style:style style:name="P30" style:family="paragraph" style:parent-style-name="Text_20_body">
      <style:text-properties fo:language="en" fo:country="US" officeooo:rsid="00219fc9" officeooo:paragraph-rsid="0021a8cb"/>
    </style:style>
    <style:style style:name="P31" style:family="paragraph" style:parent-style-name="Text_20_body">
      <style:text-properties officeooo:rsid="001d8f4d" officeooo:paragraph-rsid="001d8f4d"/>
    </style:style>
    <style:style style:name="P32" style:family="paragraph" style:parent-style-name="Text_20_body">
      <style:text-properties officeooo:rsid="00225c52" officeooo:paragraph-rsid="00225c52"/>
    </style:style>
    <style:style style:name="P33" style:family="paragraph" style:parent-style-name="Heading_20_1">
      <style:text-properties fo:language="en" fo:country="US"/>
    </style:style>
    <style:style style:name="T1" style:family="text">
      <style:text-properties officeooo:rsid="0010429e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008000" fo:font-weight="bold" officeooo:rsid="0014bc8d" style:font-weight-asian="bold" style:font-weight-complex="bold"/>
    </style:style>
    <style:style style:name="T4" style:family="text">
      <style:text-properties fo:color="#008000" fo:language="en" fo:country="US" fo:font-weight="bold" style:font-weight-asian="bold" style:font-weight-complex="bold"/>
    </style:style>
    <style:style style:name="T5" style:family="text">
      <style:text-properties officeooo:rsid="0013a17d"/>
    </style:style>
    <style:style style:name="T6" style:family="text">
      <style:text-properties officeooo:rsid="0014bc8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4bc8d" style:font-style-asian="italic" style:font-style-complex="italic"/>
    </style:style>
    <style:style style:name="T9" style:family="text">
      <style:text-properties fo:font-style="normal" officeooo:rsid="0014bc8d" style:font-style-asian="normal" style:font-style-complex="normal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style:use-window-font-color="true" fo:language="en" fo:country="US" fo:font-weight="normal" officeooo:rsid="0014bc8d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4bc8d"/>
    </style:style>
    <style:style style:name="T14" style:family="text">
      <style:text-properties fo:language="en" fo:country="US" officeooo:rsid="001684fa"/>
    </style:style>
    <style:style style:name="T15" style:family="text">
      <style:text-properties officeooo:rsid="001684fa"/>
    </style:style>
    <style:style style:name="T16" style:family="text">
      <style:text-properties officeooo:rsid="0018d652"/>
    </style:style>
    <style:style style:name="T17" style:family="text">
      <style:text-properties officeooo:rsid="001a556a"/>
    </style:style>
    <style:style style:name="T18" style:family="text">
      <style:text-properties officeooo:rsid="00160dcc"/>
    </style:style>
    <style:style style:name="T19" style:family="text">
      <style:text-properties officeooo:rsid="001d8f4d"/>
    </style:style>
    <style:style style:name="T20" style:family="text">
      <style:text-properties officeooo:rsid="001e957a"/>
    </style:style>
    <style:style style:name="T21" style:family="text">
      <style:text-properties fo:color="#ed1c24" fo:font-weight="bold" style:font-weight-asian="bold" style:font-weight-complex="bold"/>
    </style:style>
    <style:style style:name="T22" style:family="text">
      <style:text-properties officeooo:rsid="001f54d2"/>
    </style:style>
    <style:style style:name="T23" style:family="text">
      <style:text-properties fo:color="#407927"/>
    </style:style>
    <style:style style:name="T24" style:family="text">
      <style:text-properties fo:color="#407927" fo:font-weight="bold" style:font-weight-asian="bold" style:font-weight-complex="bold"/>
    </style:style>
    <style:style style:name="T25" style:family="text">
      <style:text-properties officeooo:rsid="0021a8cb"/>
    </style:style>
    <style:style style:name="T26" style:family="text">
      <style:text-properties officeooo:rsid="00225c52"/>
    </style:style>
    <style:style style:name="T27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1.red star (10 Point) <text:span text:style-name="T1">wath distribution of Linux is being used on this machine?</text:span></text:h>
      <text:p text:style-name="P2"/>
      <text:p text:style-name="P2"><text:span text:style-name="T6">First of all</text:span>, I am going to take a look in all the evidence with fdisk just to see the partitions</text:p>
      <text:p text:style-name="P7"><text:span text:style-name="T2">drjekyll@drjekyll</text:span>:~/Documentos/defcon$ sudo fdisk -l adamdisk.001</text:p>
      <text:p text:style-name="P7">Disco adamdisk.001: 50 GiB, 53687091200 bytes, 104857600 sectores</text:p>
      <text:p text:style-name="P7">Unidades: sectores de 1 * 512 = 512 bytes</text:p>
      <text:p text:style-name="P7">Tamaño de sector (lógico/físico): 512 bytes / 512 bytes</text:p>
      <text:p text:style-name="P7">Tamaño de E/S (mínimo/óptimo): 512 bytes / 512 bytes</text:p>
      <text:p text:style-name="P7">Tipo de etiqueta de disco: dos</text:p>
      <text:p text:style-name="P7">Identificador del disco: 0xc2714295</text:p>
      <text:p text:style-name="P7"/>
      <text:p text:style-name="P7">Dispositivo <text:s text:c="3"/>Inicio Comienzo <text:s text:c="4"/>Final Sectores Tamaño Id Tipo</text:p>
      <text:p text:style-name="P7">adamdisk.001p1 * <text:s text:c="9"/>2048 <text:s text:c="2"/>1126399 <text:s/>1124352 <text:s text:c="2"/>549M <text:s/>7 HPFS/NTFS/exFAT</text:p>
      <text:p text:style-name="P7">adamdisk.001p2 <text:s text:c="8"/>1126400 <text:s/>67104767 65978368 <text:s/>31,5G <text:s/>7 HPFS/NTFS/exFAT</text:p>
      <text:p text:style-name="P7">adamdisk.001p3 <text:s text:c="7"/>67106816 <text:s/>73500671 <text:s/>6393856 <text:s text:c="2"/>3,1G <text:s/>7 HPFS/NTFS/exFAT</text:p>
      <text:p text:style-name="P7">adamdisk.001p4 <text:s text:c="7"/>75560958 104855551 29294594 <text:s text:c="3"/>14G <text:s/>5 Extendida</text:p>
      <text:p text:style-name="P7">adamdisk.001p5 <text:s text:c="7"/>75560960 104855551 29294592 <text:s text:c="3"/>14G 83 Linux</text:p>
      <text:p text:style-name="P7"/>
      <text:p text:style-name="P1">As we can see, the important one is the last one, from <text:s/>75560960 to <text:s/>104855551, then I will extract the partition</text:p>
      <text:p text:style-name="P8"><text:span text:style-name="T2">drjekyll@drjekyll:</text:span>~/Documentos/defcon$ dd if=adamdisk.001 of=linux.dd skip=75560960 count=104855551</text:p>
      <text:p text:style-name="P8">29296640+0 registros leídos</text:p>
      <text:p text:style-name="P8">29296640+0 registros escritos</text:p>
      <text:p text:style-name="P8">14999879680 bytes (15 GB, 14 GiB) copied, 185,615 s, 80,8 MB/s</text:p>
      <text:p text:style-name="P1"/>
      <text:p text:style-name="P1">A good and fast option is to mount the partition and just go inside an look</text:p>
      <text:p text:style-name="P9"><text:span text:style-name="T2">drjekyll@drjekyll:~</text:span>/Documentos/defcon$ sudo mount -o loop linux.dd /mnt/</text:p>
      <text:p text:style-name="P9"><text:span text:style-name="T2">drjekyll@drjekyll:</text:span>$ cd mnt</text:p>
      <text:p text:style-name="P9"><text:span text:style-name="T2">drjekyll@drjekyll:</text:span>/mnt$ ls</text:p>
      <text:p text:style-name="P9">0 <text:s text:c="4"/>dev <text:s text:c="2"/>initrd.img <text:s text:c="5"/>lib64 <text:s text:c="6"/>mnt <text:s text:c="2"/>root <text:s/>srv <text:s/>usr <text:s text:c="5"/>vmlinuz.old</text:p>
      <text:p text:style-name="P9">bin <text:s text:c="2"/>etc <text:s text:c="2"/>initrd.img.old <text:s/>lost+found <text:s/>opt <text:s text:c="2"/>run <text:s text:c="2"/>sys <text:s/>var</text:p>
      <text:p text:style-name="P9">boot <text:s/>home <text:s/>lib <text:s text:c="12"/>media <text:s text:c="6"/>proc <text:s/>sbin <text:s/>tmp <text:s/>vmlinuz</text:p>
      <text:p text:style-name="P9"/>
      <text:p text:style-name="P3">We are in!! to solve the firs qestion we have to search in boot:</text:p>
      <text:p text:style-name="P9"><text:span text:style-name="T2">drjekyll@drjekyll:</text:span>/mnt/boot$ ls</text:p>
      <text:p text:style-name="P9">config-4.13.0-kali1-amd64 <text:s text:c="5"/>System.map-4.13.0-kali1-amd64</text:p>
      <text:p text:style-name="P9">grub <text:s text:c="26"/>vmlinuz-4.13.0-kali1-amd64</text:p>
      <text:p text:style-name="P9">initrd.img-4.13.0-kali1-amd64</text:p>
      <text:p text:style-name="P9"/>
      <text:p text:style-name="P3">The answer is Kali linux</text:p>
      <text:h text:style-name="P33" text:outline-level="1">2.abc123 (10 Point) <text:span text:style-name="T5">What is the MD5 has of the apache access.log?</text:span></text:h>
      <text:p text:style-name="P18"/>
      <text:p text:style-name="P4">This is a eassy one <text:span text:style-name="T6">Linux save the logs files in /</text:span><text:span text:style-name="T8">var </text:span><text:span text:style-name="T9">logs</text:span></text:p>
      <text:p text:style-name="P6"><text:span text:style-name="T4">drjekyll@drjekyll:</text:span><text:span text:style-name="T10">$ </text:span><text:span text:style-name="T11">cd </text:span><text:span text:style-name="T12">/mnt/var/log/apache2</text:span></text:p>
      <text:p text:style-name="P10"><text:span text:style-name="T2">drjekyll@drjekyll:</text:span>/mnt/var/log/apache2$ ls</text:p>
      <text:p text:style-name="P10">access.log <text:s/>error.log <text:s/>other_vhosts_access.log</text:p>
      <text:p text:style-name="P10"><text:span text:style-name="T2">drjekyll@drjekyll:</text:span>/mnt/var/log/apache2$ md5sum access.log </text:p>
      <text:p text:style-name="P10">d41d8cd98f00b204e9800998ecf8427e <text:s/>access.log</text:p>
      <text:p text:style-name="P10"/>
      <text:p text:style-name="Text_20_body">The answer is d41d8cd98f00b204e9800998ecf8427e</text:p>
      <text:h text:style-name="P33" text:outline-level="1"><text:bookmark text:name="11d3"/><text:soft-page-break/>3.Radiohead — No Surprises (10 Point) <text:span text:style-name="T6">It is believed that a credential dumping tool was downloaded, what is the name of the download?</text:span></text:h>
      <text:p text:style-name="P1"/>
      <text:p text:style-name="P5">Going to the download directory just to see…</text:p>
      <text:p text:style-name="P9"><text:span text:style-name="T3">drjekyll@drjekyll:</text:span><text:span text:style-name="T18">$ cd /mnt/root/Downloads</text:span></text:p>
      <text:p text:style-name="P9"><text:span text:style-name="T3">drjekyll@drjekyll:</text:span><text:span text:style-name="T6">/mnt/root/Downloads$ ls</text:span></text:p>
      <text:p text:style-name="P12">mimikatz_trunk.zip</text:p>
      <text:p text:style-name="P12"/>
      <text:p text:style-name="Text_20_body"><text:span text:style-name="T13">A research in github tell us that it is the software that we are looking for </text:span><text:a xlink:type="simple" xlink:href="https://github.com/gentilkiwi/mimikatz" text:style-name="Internet_20_link" text:visited-style-name="Visited_20_Internet_20_Link">https://github.com/gentilkiwi/mimikatz</text:a><text:span text:style-name="T12">, </text:span><text:span text:style-name="T14">then the answer is mimikatz</text:span></text:p>
      <text:p text:style-name="P19"/>
      <text:h text:style-name="P33" text:outline-level="1">4.super duper secret (15 Point) <text:span text:style-name="T15">There was a super secret file created, what is the absolute path</text:span></text:h>
      <text:p text:style-name="P20"><text:span text:style-name="T15">W</text:span>e can focus on bash history that is allocated in root directory but not currently visible, I use<text:span text:style-name="T7"> ls -a</text:span> </text:p>
      <text:p text:style-name="P9"><text:span text:style-name="T2">drjekyll@drjekyll:/</text:span>mnt/root$ ls -a</text:p>
      <text:p text:style-name="P9">. <text:s text:c="13"/>.cache <text:s text:c="4"/>.gconf <text:s text:c="8"/>.mozilla <text:s/>Public <text:s text:c="4"/>.viminfo</text:p>
      <text:p text:style-name="P9">.. <text:s text:c="12"/>.config <text:s text:c="3"/>.gnupg <text:s text:c="8"/>.msf4 <text:s text:c="4"/>.rnd</text:p>
      <text:p text:style-name="P9">.bash_history <text:s/>Desktop <text:s text:c="3"/>.ICEauthority <text:s/>Music <text:s text:c="4"/>snky</text:p>
      <text:p text:style-name="P9">.bashrc <text:s text:c="7"/>Documents <text:s/>irZLAohL.jpeg <text:s/>Pictures <text:s/>Templates</text:p>
      <text:p text:style-name="P9">.binwalk <text:s text:c="6"/>Downloads <text:s/>.local <text:s text:c="8"/>.profile <text:s/>Videos</text:p>
      <text:p text:style-name="P19"/>
      <text:p text:style-name="P21">We are going to take a look in shell history, usually linux people use vim, nano, cat or visudo to menage files: </text:p>
      <text:p text:style-name="P9"><text:span text:style-name="T2">drjekyll@drjekyll:</text:span>/mnt/root$ sudo cat /mnt/root/.bash_history | egrep "vim|nano|visudo|cat"</text:p>
      <text:p text:style-name="P9">cat snky snky &gt; /root/Desktop/SuperSecretFile.txt </text:p>
      <text:p text:style-name="P9">vim hellworld.sh </text:p>
      <text:p text:style-name="P9">vim firstscript </text:p>
      <text:p text:style-name="P9">vim firstscript </text:p>
      <text:p text:style-name="P9">vim firstscript</text:p>
      <text:p text:style-name="P9">vim firstscript_fixed </text:p>
      <text:p text:style-name="P9">sudo visudo</text:p>
      <text:p text:style-name="P19"/>
      <text:p text:style-name="P21">The answer is <text:span text:style-name="T7">SuperSecretFile.txt</text:span></text:p>
      <text:p text:style-name="P19"/>
      <text:h text:style-name="P33" text:outline-level="1">5.this is a hard one (15 Point) <text:span text:style-name="T16">what program used didyouthinkwedmakeiteasy.jpg durin execution?</text:span></text:h>
      <text:p text:style-name="P1"/>
      <text:p text:style-name="P21">We are going to do the same than in last question </text:p>
      <text:p text:style-name="P9"><text:span text:style-name="T2">drjekyll@drjekyll:</text:span>/mnt/root$ sudo cat /mnt/root/.bash_history | egrep "didyouthink"</text:p>
      <text:p text:style-name="P9">binwalk didyouthinkwedmakeiteasy.jpg </text:p>
      <text:p text:style-name="P9"/>
      <text:p text:style-name="P22">Binwalk</text:p>
      <text:h text:style-name="P33" text:outline-level="1"><text:soft-page-break/>overachiever (15 Point) <text:span text:style-name="T17">What is the third goal from the checkist Karen created.</text:span></text:h>
      <text:p text:style-name="P23">I made a research with fin, as a result I had a lot of lines but reading I found the interesting one:</text:p>
      <text:p text:style-name="P9"><text:span text:style-name="T2">drjekyll@drjekyll</text:span>:/mnt/root$ find /mnt -user root -iname checklist* </text:p>
      <text:p text:style-name="P9">……..</text:p>
      <text:p text:style-name="P9">find: ‘/mnt/var/spool/exim4’: Permiso denegado</text:p>
      <text:p text:style-name="P9">find: ‘/mnt/var/spool/rsyslog’: Permiso denegado</text:p>
      <text:p text:style-name="P9">find: ‘/mnt/tmp/tracker-extract-files.0’: Permiso denegado</text:p>
      <text:p text:style-name="P9">find: ‘/mnt/lib/firmware/b43’: Permiso denegado</text:p>
      <text:p text:style-name="P9">find: ‘/mnt/lib/firmware/b43legacy’: Permiso denegado</text:p>
      <text:p text:style-name="P13">find: ‘/mnt/root/.local’: Permiso denegado</text:p>
      <text:p text:style-name="P13">/mnt/root/Desktop/Checklist</text:p>
      <text:p text:style-name="P9">find: ‘/mnt/root/.gconf’: Permiso denegado</text:p>
      <text:p text:style-name="P9">find: ‘/mnt/root/.mozilla’: Permiso denegado</text:p>
      <text:p text:style-name="P9">find: ‘/mnt/root/.gnupg’: Permiso denegado</text:p>
      <text:p text:style-name="P9">find: ‘/mnt/root/.config/leafpad’: Permiso denegado</text:p>
      <text:p text:style-name="P9">……….</text:p>
      <text:p text:style-name="P9"/>
      <text:p text:style-name="P1">Going to the rooute and reading the list:</text:p>
      <text:p text:style-name="Standard"><text:span text:style-name="T2">drjekyll@drjekyll:</text:span>/mnt/root/Desktop$ cat Checklist </text:p>
      <text:p text:style-name="Standard">Check List:</text:p>
      <text:p text:style-name="Standard"/>
      <text:p text:style-name="Standard">- Gain Bob's Trust</text:p>
      <text:p text:style-name="Standard">- Learn how to hack</text:p>
      <text:p text:style-name="Standard">- Profit</text:p>
      <text:p text:style-name="P1"/>
      <text:p text:style-name="P24">Profit was the answer </text:p>
      <text:h text:style-name="Heading_20_1" text:outline-level="1">7.attack helicopter (20 Point) <text:span text:style-name="T19">How many times was apache run?</text:span></text:h>
      <text:p text:style-name="Text_20_body"/>
      <text:p text:style-name="P31">Logs are stored in<text:span text:style-name="T7"> /var/log</text:span></text:p>
      <text:p text:style-name="Standard"><text:span text:style-name="T2">drjekyll@drjekyll:</text:span>/mnt/var/log/apache2$ cat access.log </text:p>
      <text:p text:style-name="Standard"/>
      <text:p text:style-name="P24">It not seem to have nothing inside...</text:p>
      <text:p text:style-name="Standard"><text:span text:style-name="T2">drjekyll@drjekyll:</text:span>/mnt/var/log/apache2$ du -s access.log </text:p>
      <text:p text:style-name="Standard">0<text:tab/>access.log</text:p>
      <text:p text:style-name="P1"/>
      <text:p text:style-name="P24">It is empty, so he has never acceded, the answer is 0. Also it has an other reason, doing ls in the directory we only see:</text:p>
      <text:p text:style-name="Standard"><text:span text:style-name="T2">drjekyll@drjekyll:</text:span>/mnt/var/log/apache2$ ls</text:p>
      <text:p text:style-name="Standard">access.log <text:s/>error.log <text:s/>other_vhosts_access.log</text:p>
      <text:p text:style-name="Standard"/>
      <text:p text:style-name="Standard"/>
      <text:p text:style-name="P24">There is a file <text:s/>called logrotate of any program, it has the configuration to save the logs, <text:s/>is designed to ease administration of systems that generate large numbers of log files. It allows automatic rotation, compression, removal, and mailing of log files. <text:s/>For this reason we usually see things like this when we search a log:</text:p>
      <text:p text:style-name="Standard">auth.log<text:tab/>auth.log.1</text:p>
      <text:p text:style-name="P24"/>
      <text:p text:style-name="P26"><text:soft-page-break/><text:span text:style-name="T20">There are the different rotations, and also apache haves his one:</text:span></text:p>
      <text:p text:style-name="Standard"><text:span text:style-name="T2">drjekyll@drjekyll:</text:span>/mnt/etc/logrotate.d$ ls</text:p>
      <text:p text:style-name="Standard">alternatives <text:s/>exim4-base <text:s text:c="7"/>nginx <text:s text:c="13"/>speech-dispatcher</text:p>
      <text:p text:style-name="Standard"><text:span text:style-name="T21">apache2</text:span> <text:s text:c="6"/>exim4-paniclog <text:s text:c="3"/>postgresql-common <text:s/>stunnel4</text:p>
      <text:p text:style-name="Standard">apt <text:s text:c="10"/>glusterfs-common <text:s/>ppp <text:s text:c="15"/>unattended-upgrades</text:p>
      <text:p text:style-name="Standard">couchdb <text:s text:c="6"/>macchanger <text:s text:c="7"/>rsyslog</text:p>
      <text:p text:style-name="Standard">dpkg <text:s text:c="9"/>mysql-server <text:s text:c="5"/>samba</text:p>
      <text:p text:style-name="Standard"><text:span text:style-name="T2">drjekyll@drjekyll:</text:span>/mnt/etc/logrotate.d$ cat apache2 </text:p>
      <text:p text:style-name="Standard">/var/log/apache2/*.log {</text:p>
      <text:p text:style-name="P14"><text:tab/>daily</text:p>
      <text:p text:style-name="Standard"><text:tab/>missingok</text:p>
      <text:p text:style-name="Standard"><text:tab/>rotate 14</text:p>
      <text:p text:style-name="Standard"><text:tab/>compress</text:p>
      <text:p text:style-name="Standard"><text:tab/>delaycompress</text:p>
      <text:p text:style-name="Standard"><text:tab/>notifempty</text:p>
      <text:p text:style-name="Standard"><text:tab/>create 640 root adm</text:p>
      <text:p text:style-name="Standard"><text:tab/>sharedscripts</text:p>
      <text:p text:style-name="Standard"><text:tab/>postrotate</text:p>
      <text:p text:style-name="Standard"><text:s text:c="16"/>if invoke-rc.d apache2 status &gt; /dev/null 2&gt;&amp;1; then \</text:p>
      <text:p text:style-name="Standard"><text:s text:c="20"/>invoke-rc.d apache2 reload &gt; /dev/null 2&gt;&amp;1; \</text:p>
      <text:p text:style-name="Standard"><text:s text:c="16"/>fi;</text:p>
      <text:p text:style-name="Standard"><text:tab/>endscript</text:p>
      <text:p text:style-name="Standard"><text:tab/>prerotate</text:p>
      <text:p text:style-name="Standard"><text:tab/><text:tab/>if [ -d /etc/logrotate.d/httpd-prerotate ]; then \</text:p>
      <text:p text:style-name="Standard"><text:tab/><text:tab/><text:tab/>run-parts /etc/logrotate.d/httpd-prerotate; \</text:p>
      <text:p text:style-name="Standard"><text:tab/><text:tab/>fi; \</text:p>
      <text:p text:style-name="Standard"><text:tab/>endscript</text:p>
      <text:p text:style-name="P16">}</text:p>
      <text:p text:style-name="P16"/>
      <text:p text:style-name="Text_20_body">And also in the estatus file:</text:p>
      <text:p text:style-name="P15"><text:span text:style-name="T24">drjekyll@drjekyll:</text:span>/mnt/var/lib/logrotate$ cat status | egrep "apache2"</text:p>
      <text:p text:style-name="P15">"/var/log/apache2/access.log" 2019-3-13-17:0:0</text:p>
      <text:p text:style-name="P15">"/var/log/apache2/other_vhosts_access.log" 2019-3-13-17:0:0</text:p>
      <text:p text:style-name="P15">"/var/log/apache2/error.log" 2019-3-13-17:0:0</text:p>
      <text:p text:style-name="P15"/>
      <text:p text:style-name="P28">Probably the creation of the files</text:p>
      <text:p text:style-name="Standard"/>
      <text:p text:style-name="P25">I check it only to be sure, everything is correct, it is not other log file because apache was never used.</text:p>
      <text:h text:style-name="P33" text:outline-level="1">8.oh no some1 call ic3 (25 Point) <text:span text:style-name="T22">It is believed this machine was used to attack another, what file prove it?</text:span></text:h>
      <text:p text:style-name="P25"/>
      <text:p text:style-name="P27">In the bash history we can see that he was using metasploit:</text:p>
      <text:p text:style-name="P27"/>
      <text:p text:style-name="Standard"><text:span text:style-name="T24">drjekyll@drjekyll:</text:span>/mnt/root$ sudo cat /mnt/root/.bash_history</text:p>
      <text:p text:style-name="Standard">[sudo] contraseña para drjekyll: </text:p>
      <text:p text:style-name="Standard">msfconsole</text:p>
      <text:p text:style-name="Standard">systemctl status postgresql</text:p>
      <text:p text:style-name="Standard">systemctl enable postgresql</text:p>
      <text:p text:style-name="Standard">systemctl start postgresql</text:p>
      <text:p text:style-name="Standard">msfconsole</text:p>
      <text:p text:style-name="Standard">msfdb init</text:p>
      <text:p text:style-name="Standard">msfconsole</text:p>
      <text:p text:style-name="P1"/>
      <text:p text:style-name="P29">In the history and logs of msf I didn’t see nothing of interest </text:p>
      <text:p text:style-name="Standard"><text:span text:style-name="T24">drjekyll@drjekyll:</text:span>/mnt/root/.msf4$ cat history </text:p>
      <text:p text:style-name="Standard"><text:soft-page-break/>db_nmap -sV -O -T5 -Pn 10.0.0.101</text:p>
      <text:p text:style-name="Standard">db_nmap -sV -O -T5 -Pn 10.0.0.101 -oX ~/nmap_out.xml</text:p>
      <text:p text:style-name="Standard">db_nmap -sV -O -T5 -Pn 10.0.0.101 -oX /root/nmap_out.xml</text:p>
      <text:p text:style-name="Standard">search eternal</text:p>
      <text:p text:style-name="Standard">use exploit/windows/smb/ms17_010_eternalblue</text:p>
      <text:p text:style-name="Standard">options</text:p>
      <text:p text:style-name="Standard">set RHOST 10.0.0.101</text:p>
      <text:p text:style-name="Standard">run</text:p>
      <text:p text:style-name="P1"/>
      <text:p text:style-name="P30">The target host was 10.0.0.101… </text:p>
      <text:p text:style-name="P30"><text:span text:style-name="T25">Well,at the end the solution was in the root directory, just the jpg image named irZLAohL.jpeg. Sincerely I did not understand this part…</text:span></text:p>
      <text:p text:style-name="P1"/>
      <text:p text:style-name="P1"/>
      <text:h text:style-name="P33" text:outline-level="1">10.the who (30 Point) <text:span text:style-name="T26">a user su’d to root at 11:26 multiple times. Who was it’</text:span></text:h>
      <text:p text:style-name="P32"><text:span text:style-name="T12">Searchin in auth.log</text:span></text:p>
      <text:p text:style-name="Standard"><text:span text:style-name="T24">drjekyll@drjekyll</text:span>:/mnt/var/log$ cat auth.log | egrep "su"</text:p>
      <text:p text:style-name="Standard">Mar 20 11:26:22 KarenHacker su[4060]: Successful su for <text:span text:style-name="T27">postgres</text:span> by root</text:p>
      <text:p text:style-name="Standard">Mar 20 11:26:22 KarenHacker su[4060]: + ??? root:postgres</text:p>
      <text:p text:style-name="Standard">Mar 20 11:26:22 KarenHacker su[4060]: pam_unix(su:session): session opened for user postgres by (uid=0)</text:p>
      <text:p text:style-name="P1"/>
      <text:p text:style-name="P1">11./ (30 Point) Based on the bahs history, what is the current working directory?</text:p>
      <text:p text:style-name="P1">As we can see in bash history the last one was myfirsthack:</text:p>
      <text:p text:style-name="P1"/>
      <text:p text:style-name="Standard"><text:span text:style-name="T24">drjekyll@drjekyll:</text:span>/mnt/var/log$ sudo cat /mnt/root/.bash_history</text:p>
      <text:p text:style-name="Standard">...</text:p>
      <text:p text:style-name="Standard">cd ..</text:p>
      <text:p text:style-name="Standard">ls</text:p>
      <text:p text:style-name="Standard">cd home/</text:p>
      <text:p text:style-name="Standard">ls</text:p>
      <text:p text:style-name="Standard">cd /root</text:p>
      <text:p text:style-name="Standard">ls</text:p>
      <text:p text:style-name="Standard">cd ../root</text:p>
      <text:p text:style-name="Standard">cd ../root/Documents/myfirsthack/../../Desktop/</text:p>
      <text:p text:style-name="Standard">sl</text:p>
      <text:p text:style-name="Standard">ls</text:p>
      <text:p text:style-name="Standard">cd ../Documents/myfirsthack/</text:p>
      <text:p text:style-name="Standard">netstat</text:p>
      <text:p text:style-name="Standard">echo bob.txt</text:p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" fo:font-family="FreeMono" style:font-style-name="Normal" style:font-family-generic="modern" style:font-pitch="fixed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Negrita" style:font-family-generic="swiss" style:font-pitch="variable" fo:font-size="13pt" style:text-underline-style="solid" style:text-underline-width="auto" style:text-underline-color="font-color" fo:font-weight="bold" style:font-size-asian="130%" style:font-weight-asian="bold" style:font-size-complex="130%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6:37:15.370291529</meta:creation-date>
    <dc:date>2019-09-01T16:16:50.738212750</dc:date>
    <meta:editing-duration>PT35M5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186" meta:word-count="1101" meta:character-count="8547" meta:non-whitespace-character-count="7197"/>
  </office:meta>
</office:document-meta>
</file>